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944in" style:rel-column-width="2440*"/>
    </style:style>
    <style:style style:name="Table1.B" style:family="table-column">
      <style:table-column-properties style:column-width="4.116in" style:rel-column-width="5927*"/>
    </style:style>
    <style:style style:name="Table1.C" style:family="table-column">
      <style:table-column-properties style:column-width="1.1146in" style:rel-column-width="160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leccion de Lenguaje de Programación</text:h>
      <text:h text:style-name="Heading_20_3" text:outline-level="3">Modificacion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Quien modifico</text:p>
          </table:table-cell>
          <table:table-cell table:style-name="Table1.A1" office:value-type="string">
            <text:p text:style-name="Table_20_Contents">Cambios realizados</text:p>
          </table:table-cell>
          <table:table-cell table:style-name="Table1.C1" office:value-type="string">
            <text:p text:style-name="Table_20_Contents">Fecha</text:p>
          </table:table-cell>
        </table:table-row>
        <table:table-row>
          <table:table-cell table:style-name="Table1.A2" office:value-type="string">
            <text:p text:style-name="Table_20_Contents">FcoDiaz</text:p>
          </table:table-cell>
          <table:table-cell table:style-name="Table1.A2" office:value-type="string">
            <text:p text:style-name="Table_20_Contents">Primer borrador del documento</text:p>
          </table:table-cell>
          <table:table-cell table:style-name="Table1.C2" office:value-type="string">
            <text:p text:style-name="Table_20_Contents">9-Nov-201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Standard"/>
      <text:h text:style-name="Heading_20_3" text:outline-level="3">Objetivo</text:h>
      <text:p text:style-name="Text_20_body">El proposito del siguiente documento es tener una plantilla base para la evaluacion de las caracteristicas de un lengueje de programacion en particular y de esta forma, poder comparar en igualdad de criterios cual es mas apropiado para un determinado proyecto.</text:p>
      <text:p text:style-name="Text_20_body"/>
      <text:p text:style-name="Text_20_body">Nota: este es un borrador , si se ha omitido o cometido algun error, por favor ayudanos a mejorarlo.</text:p>
      <text:p text:style-name="Standard"/>
      <text:h text:style-name="Heading_20_3" text:outline-level="3">Contenido</text:h>
      <text:list xml:id="list1376911089" text:style-name="L2">
        <text:list-item>
          <text:p text:style-name="P1">Productividad</text:p>
          <text:list>
            <text:list-item>
              <text:p text:style-name="P1">IDE disponible o editor de texto</text:p>
            </text:list-item>
            <text:list-item>
              <text:p text:style-name="P1">Librerias disponibles</text:p>
            </text:list-item>
            <text:list-item>
              <text:p text:style-name="P1">Frameworks disponibles para programacion Web o no</text:p>
            </text:list-item>
            <text:list-item>
              <text:p text:style-name="P1">Que tan fácil seria desarrollar un framework o librerias auxiliares</text:p>
            </text:list-item>
            <text:list-item>
              <text:p text:style-name="P1">Compiladores</text:p>
            </text:list-item>
            <text:list-item>
              <text:p text:style-name="P1">Depuradores</text:p>
            </text:list-item>
            <text:list-item>
              <text:p text:style-name="P1">Herramientas de documentacion</text:p>
            </text:list-item>
            <text:list-item>
              <text:p text:style-name="P1">Curva de aprendizaje</text:p>
            </text:list-item>
            <text:list-item>
              <text:p text:style-name="P1">Aplica este lenguaje al tipo de aplicación que estamos intentanto desarrollar.</text:p>
            </text:list-item>
            <text:list-item>
              <text:p text:style-name="P1">Es este un lenguaje donde se puede aplicar RAD (Rapid Applicaiton Development)</text:p>
            </text:list-item>
          </text:list>
        </text:list-item>
        <text:list-item>
          <text:p text:style-name="P1">Popularidad del Lenguaje de Programacion</text:p>
          <text:list>
            <text:list-item>
              <text:p text:style-name="P1">Que tan popular es el lenguaje de programación</text:p>
            </text:list-item>
            <text:list-item>
              <text:p text:style-name="P1">Quienes en el grupo saben programar en este lenguaje</text:p>
            </text:list-item>
            <text:list-item>
              <text:p text:style-name="P1">Que tantos proyectos similares usan este tipo de lenguaje (comparacion de proyectos en Freshmeat, Sourceforge, etc.)</text:p>
            </text:list-item>
            <text:list-item>
              <text:p text:style-name="P1">Que futuro tiene este lenguaje de continuar en el percado</text:p>
            </text:list-item>
            <text:list-item>
              <text:p text:style-name="P1">Soporte del lenguaje por medio de companias, comunidad open source, etc.</text:p>
            </text:list-item>
          </text:list>
        </text:list-item>
        <text:list-item>
          <text:p text:style-name="P1">Plataformas de Programacion</text:p>
          <text:list>
            <text:list-item>
              <text:p text:style-name="P1"><text:soft-page-break/>En que plataformas podemos hacer uso de este lenguaje</text:p>
              <text:list>
                <text:list-item>
                  <text:p text:style-name="P1">Arquitectura de HW</text:p>
                </text:list-item>
                <text:list-item>
                  <text:p text:style-name="P1">Sistemas Operativos</text:p>
                </text:list-item>
                <text:list-item>
                  <text:p text:style-name="P1">Navegadores de Internet</text:p>
                </text:list-item>
                <text:list-item>
                  <text:p text:style-name="P1">Servidores Web</text:p>
                </text:list-item>
              </text:list>
            </text:list-item>
          </text:list>
        </text:list-item>
      </text:list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9T14:21:37</meta:creation-date>
    <meta:document-statistic meta:table-count="1" meta:image-count="0" meta:object-count="0" meta:page-count="2" meta:paragraph-count="38" meta:word-count="240" meta:character-count="1509"/>
    <meta:editing-duration>P0D</meta:editing-duration>
    <meta:editing-cycles>1</meta:editing-cycles>
    <meta:generator>OpenOffice.org/3.3$Linux OpenOffice.org_project/330m9$Build-9529</meta:generator>
  </office:meta>
</office:document-meta>
</file>